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30a1" officeooo:paragraph-rsid="001130a1"/>
    </style:style>
    <style:style style:name="P2" style:family="paragraph" style:parent-style-name="Standard">
      <style:text-properties officeooo:rsid="00127622" officeooo:paragraph-rsid="00127622"/>
    </style:style>
    <style:style style:name="P3" style:family="paragraph" style:parent-style-name="Standard">
      <style:text-properties officeooo:rsid="00127622" officeooo:paragraph-rsid="00129a57"/>
    </style:style>
    <style:style style:name="P4" style:family="paragraph" style:parent-style-name="Standard">
      <style:text-properties officeooo:rsid="00127622" officeooo:paragraph-rsid="0012d79d"/>
    </style:style>
    <style:style style:name="P5" style:family="paragraph" style:parent-style-name="Heading_20_1">
      <style:text-properties officeooo:rsid="0012db80" officeooo:paragraph-rsid="0012db80"/>
    </style:style>
    <style:style style:name="P6" style:family="paragraph" style:parent-style-name="Standard">
      <style:text-properties fo:language="en" fo:country="US" officeooo:rsid="00872218" officeooo:paragraph-rsid="001130a1"/>
    </style:style>
    <style:style style:name="P7" style:family="paragraph" style:parent-style-name="Standard">
      <style:text-properties fo:language="en" fo:country="US" officeooo:rsid="00872218" officeooo:paragraph-rsid="00129a57"/>
    </style:style>
    <style:style style:name="P8" style:family="paragraph" style:parent-style-name="Standard">
      <style:text-properties fo:language="en" fo:country="US" officeooo:rsid="00872218" officeooo:paragraph-rsid="0012d79d"/>
    </style:style>
    <style:style style:name="P9" style:family="paragraph" style:parent-style-name="Standard">
      <style:text-properties fo:language="en" fo:country="US" officeooo:rsid="00872218" officeooo:paragraph-rsid="0012db80"/>
    </style:style>
    <style:style style:name="P10" style:family="paragraph" style:parent-style-name="Standard">
      <style:text-properties fo:language="en" fo:country="US" fo:font-style="normal" fo:font-weight="normal" officeooo:rsid="00129a57" officeooo:paragraph-rsid="00129a57" style:font-style-asian="normal" style:font-weight-asian="normal" style:font-style-complex="normal" style:font-weight-complex="normal"/>
    </style:style>
    <style:style style:name="P11" style:family="paragraph" style:parent-style-name="Standard" style:list-style-name="L2">
      <style:text-properties fo:language="en" fo:country="US" fo:font-style="normal" fo:font-weight="normal" officeooo:rsid="0012d79d" officeooo:paragraph-rsid="0012d79d" style:font-style-asian="normal" style:font-weight-asian="normal" style:font-style-complex="normal" style:font-weight-complex="normal"/>
    </style:style>
    <style:style style:name="P12" style:family="paragraph" style:parent-style-name="Standard" style:list-style-name="L3">
      <style:text-properties fo:language="en" fo:country="US" fo:font-weight="normal" officeooo:rsid="01156c77" officeooo:paragraph-rsid="0012db80" style:font-weight-asian="normal" style:font-weight-complex="normal"/>
    </style:style>
    <style:style style:name="P13" style:family="paragraph" style:parent-style-name="Standard" style:list-style-name="L1">
      <style:text-properties officeooo:rsid="00129a57" officeooo:paragraph-rsid="00129a57"/>
    </style:style>
    <style:style style:name="P14" style:family="paragraph" style:parent-style-name="Standard" style:list-style-name="L2">
      <style:text-properties officeooo:rsid="00129a57" officeooo:paragraph-rsid="00129a57"/>
    </style:style>
    <style:style style:name="P15" style:family="paragraph" style:parent-style-name="Standard" style:list-style-name="L3"/>
    <style:style style:name="P16" style:family="paragraph" style:parent-style-name="Standard" style:list-style-name="L3">
      <style:text-properties style:font-name="Liberation Mono" fo:font-size="10pt" fo:language="en" fo:country="US" fo:font-weight="normal" officeooo:rsid="01156c77" officeooo:paragraph-rsid="0012db80" style:font-size-asian="10pt" style:font-weight-asian="normal" style:font-size-complex="10pt" style:font-weight-complex="normal"/>
    </style:style>
    <style:style style:name="P17" style:family="paragraph" style:parent-style-name="Standard">
      <style:text-properties style:font-name="Liberation Mono" fo:font-size="10pt" fo:language="en" fo:country="US" fo:font-weight="normal" officeooo:rsid="01156c77" officeooo:paragraph-rsid="0012db80" style:font-size-asian="10pt" style:font-weight-asian="normal" style:font-size-complex="10pt" style:font-weight-complex="normal"/>
    </style:style>
    <style:style style:name="P18" style:family="paragraph" style:parent-style-name="Standard">
      <style:text-properties officeooo:paragraph-rsid="0012db80"/>
    </style:style>
    <style:style style:name="P19" style:family="paragraph" style:parent-style-name="Standard">
      <style:text-properties officeooo:rsid="00127622" officeooo:paragraph-rsid="0012db80"/>
    </style:style>
    <style:style style:name="P20" style:family="paragraph" style:parent-style-name="Standard">
      <style:text-properties officeooo:rsid="00127622" officeooo:paragraph-rsid="0012d79d"/>
    </style:style>
    <style:style style:name="P21" style:family="paragraph" style:parent-style-name="Standard">
      <style:text-properties officeooo:rsid="00127622" officeooo:paragraph-rsid="00166510"/>
    </style:style>
    <style:style style:name="P22" style:family="paragraph" style:parent-style-name="Standard">
      <style:text-properties officeooo:rsid="00127622" officeooo:paragraph-rsid="00aac3a4"/>
    </style:style>
    <style:style style:name="P23" style:family="paragraph" style:parent-style-name="Standard">
      <style:text-properties officeooo:rsid="00127622" officeooo:paragraph-rsid="00183bb9"/>
    </style:style>
    <style:style style:name="P24" style:family="paragraph" style:parent-style-name="Standard">
      <style:text-properties officeooo:rsid="00166510" officeooo:paragraph-rsid="00166510"/>
    </style:style>
    <style:style style:name="P25" style:family="paragraph" style:parent-style-name="Standard">
      <style:text-properties officeooo:rsid="00183bb9" officeooo:paragraph-rsid="00183bb9"/>
    </style:style>
    <style:style style:name="T1" style:family="text">
      <style:text-properties style:font-name="Liberation Mono" fo:font-size="10pt" fo:language="en" fo:country="US" style:font-size-asian="10pt" style:font-size-complex="10pt"/>
    </style:style>
    <style:style style:name="T2" style:family="text">
      <style:text-properties style:font-name="Liberation Mono" fo:font-size="10pt" fo:language="en" fo:country="US" officeooo:rsid="0010fab0" style:font-size-asian="10pt" style:font-size-complex="10pt"/>
    </style:style>
    <style:style style:name="T3" style:family="text">
      <style:text-properties style:font-name="Liberation Mono" fo:font-size="10pt" fo:language="en" fo:country="US" fo:font-weight="normal" officeooo:rsid="01156c77" style:font-size-asian="10pt" style:font-weight-asian="normal" style:font-size-complex="10pt" style:font-weight-complex="normal"/>
    </style:style>
    <style:style style:name="T4" style:family="text">
      <style:text-properties fo:language="en" fo:country="US"/>
    </style:style>
    <style:style style:name="T5" style:family="text">
      <style:text-properties fo:language="en" fo:country="US" officeooo:rsid="0010fab0"/>
    </style:style>
    <style:style style:name="T6" style:family="text">
      <style:text-properties fo:language="en" fo:country="US" officeooo:rsid="00872218"/>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fo:font-weight="normal" officeooo:rsid="0152b0f0" style:font-style-asian="normal" style:font-weight-asian="normal" style:font-style-complex="normal" style:font-weight-complex="normal"/>
    </style:style>
    <style:style style:name="T9" style:family="text">
      <style:text-properties fo:language="en" fo:country="US" fo:font-style="normal" fo:font-weight="normal" officeooo:rsid="0012d79d" style:font-style-asian="normal" style:font-weight-asian="normal" style:font-style-complex="normal" style:font-weight-complex="normal"/>
    </style:style>
    <style:style style:name="T10" style:family="text">
      <style:text-properties fo:language="en" fo:country="US" fo:font-style="normal" fo:font-weight="normal" officeooo:rsid="0010fab0" style:font-style-asian="normal" style:font-weight-asian="normal" style:font-style-complex="normal" style:font-weight-complex="normal"/>
    </style:style>
    <style:style style:name="T11" style:family="text">
      <style:text-properties fo:language="en" fo:country="US" fo:font-style="normal" fo:font-weight="normal" officeooo:rsid="0100e617" style:font-style-asian="normal" style:font-weight-asian="normal" style:font-style-complex="normal" style:font-weight-complex="normal"/>
    </style:style>
    <style:style style:name="T12" style:family="text">
      <style:text-properties fo:language="en" fo:country="US" fo:font-style="normal" fo:font-weight="normal" officeooo:rsid="00183bb9" style:font-style-asian="normal" style:font-weight-asian="normal" style:font-style-complex="normal" style:font-weight-complex="normal"/>
    </style:style>
    <style:style style:name="T13" style:family="text">
      <style:text-properties style:text-position="super 58%" fo:language="en" fo:country="US" fo:font-style="normal" fo:font-weight="normal" style:font-style-asian="normal" style:font-weight-asian="normal" style:font-style-complex="normal" style:font-weight-complex="normal"/>
    </style:style>
    <style:style style:name="T14" style:family="text">
      <style:text-properties officeooo:rsid="0012db80"/>
    </style:style>
    <style:style style:name="T15" style:family="text">
      <style:text-properties officeooo:rsid="01197359"/>
    </style:style>
    <style:style style:name="T16" style:family="text">
      <style:text-properties officeooo:rsid="0119a6f8"/>
    </style:style>
    <style:style style:name="T17" style:family="text">
      <style:text-properties officeooo:rsid="005cd549"/>
    </style:style>
    <style:style style:name="T18" style:family="text">
      <style:text-properties officeooo:rsid="00149a08"/>
    </style:style>
    <style:style style:name="T19" style:family="text">
      <style:text-properties officeooo:rsid="0016312c"/>
    </style:style>
    <style:style style:name="T20" style:family="text">
      <style:text-properties officeooo:rsid="00166510"/>
    </style:style>
    <style:style style:name="T21" style:family="text">
      <style:text-properties officeooo:rsid="00183bb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tack overflow when building the relocatable libraries</text:h>
      <text:p text:style-name="Standard">Once built and installed the sql subproject (with relocatable, static-pic and static libraries), it is the turn of postgres and sqlite. <text:span text:style-name="T14">But in these cases the </text:span><text:span text:style-name="T18">builder</text:span><text:span text:style-name="T14"> raises the following </text:span><text:span text:style-name="T18">message</text:span><text:span text:style-name="T14">:</text:span></text:p>
      <text:p text:style-name="Standard"/>
      <text:list xml:id="list3493505769" text:style-name="L3">
        <text:list-header>
          <text:p text:style-name="P16">Build Libraries</text:p>
          <text:p text:style-name="P16"><text:s text:c="3"/>[gprlib] <text:s text:c="6"/>gnatcoll_postgres.lexch</text:p>
          <text:p text:style-name="P16"><text:s text:c="3"/>[bind SAL] <text:s text:c="4"/>gnatcoll_postgres</text:p>
          <text:p text:style-name="P12"/>
          <text:p text:style-name="P16">raised STORAGE_ERROR : stack overflow or erroneous memory access</text:p>
        </text:list-header>
      </text:list>
      <text:p text:style-name="P17"><text:tab/>gprlib: invocation of /opt/GNAT/2021/bin/gnatbind failed</text:p>
      <text:p text:style-name="P17"><text:tab/>gprbuild: could not build library for project gnatcoll_<text:span text:style-name="T14">postgres</text:span></text:p>
      <text:p text:style-name="P17"><text:tab/>make: *** [Makefile:12<text:span text:style-name="T14">3</text:span>: build-relocatable] Error 4</text:p>
      <text:list xml:id="list135721639786988" text:continue-numbering="true" text:style-name="L3">
        <text:list-header>
          <text:p text:style-name="P15"/>
        </text:list-header>
      </text:list>
      <text:p text:style-name="P18"><text:span text:style-name="T15">Modifying </text:span><text:span text:style-name="T16">by an </text:span><text:span text:style-name="T15">exaggerated degree the process stack size produces the same result.<text:line-break/></text:span><text:span text:style-name="T14">The only way to proceed is to forget relocatable/static-pic libraries and have only the static one.</text:span></text:p>
      <text:p text:style-name="P18"><text:span text:style-name="T14">So change the</text:span><text:span text:style-name="T17"> </text:span>makefile.setup <text:span text:style-name="T14">to </text:span>ENABLE_SHARED=no</text:p>
      <text:p text:style-name="P9"/>
      <text:p text:style-name="P19"><text:span text:style-name="T6">F</text:span><text:span text:style-name="T4">or more explanations, you can read the report </text:span></text:p>
      <text:p text:style-name="P19"><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Calling gnatcoll_all2ada with no “-omit-schema &lt;the-sql-schema&gt;”</text:h>
      <text:p text:style-name="P1">Suppose that the database has a <text:span text:style-name="T19">sql </text:span>schema. If you try gnatcoll_all2ada with no “-omit-schema” then</text:p>
      <text:p text:style-name="P1">lots of</text:p>
      <text:p text:style-name="P1"><text:span text:style-name="T1"><text:s/><text:tab/>tmp_orm:5047:14: error: child unit allowed only at library leve</text:span><text:span text:style-name="T2">l <text:line-break/> <text:tab/></text:span><text:span text:style-name="T1">tmp_orm:5440:16: error: missing "is" </text:span><text:span text:style-name="T4"><text:line-break/>are issued by gnatchop.</text:span></text:p>
      <text:p text:style-name="P1"/>
      <text:p text:style-name="P1">However, if gnatcoll_all2ada is called with such option, all emitted SQL statements in your program will be rejected because the database sql schema is not in the search path of the database search path.</text:p>
      <text:p text:style-name="P1">The solution is to insert in your program a SQL statement indicating such search path:</text:p>
      <text:p text:style-name="P1"><text:span text:style-name="T5"><text:s/><text:tab/></text:span><text:span text:style-name="T2">Execute (Connection =&gt; DB (Session),<text:line-break/><text:tab/> <text:s text:c="8"/>Query =&gt; "set schema '&lt;the sql-schema&gt;';");</text:span><text:span text:style-name="T5"><text:line-break/></text:span><text:span text:style-name="T6">However that should be solved in the generated code, </text:span><text:span text:style-name="T4">not in your program</text:span><text:span text:style-name="T6">.</text:span></text:p>
      <text:p text:style-name="P6"/>
      <text:p text:style-name="P2"><text:span text:style-name="T6">F</text:span><text:span text:style-name="T4">or more explanations, you can read the report </text:span></text:p>
      <text:p text:style-name="P2"><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Loosing information when mapping SQL varchar (n) to Ada unbounded string</text:h>
      <text:p text:style-name="P10">Even if this is a sensible design solution, it should be noted that the length information is lost. Eventually runtime errors may arise.</text:p>
      <text:p text:style-name="P7"/>
      <text:p text:style-name="P3"><text:span text:style-name="T6">F</text:span><text:span text:style-name="T4">or more explanations, you can read the report </text:span></text:p>
      <text:p text:style-name="P3"><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gnatcoll_all2ada has enough information to generate better schema.</text:h>
      <text:p text:style-name="P10">For example:</text:p>
      <text:p text:style-name="P10"><text:span text:style-name="T20">C</text:span>alling parameter<text:span text:style-name="T20">s</text:span> should be included to generate:</text:p>
      <text:list xml:id="list2279427186" text:style-name="L1">
        <text:list-item>
          <text:p text:style-name="P13"><text:soft-page-break/><text:span text:style-name="T7">if there is a table or view description starts by (&lt;some-name&gt;), the 3</text:span><text:span text:style-name="T13">rd</text:span><text:span text:style-name="T7"> column for tables should be automatically generated as &lt;some-name&gt;</text:span></text:p>
        </text:list-item>
        <text:list-item>
          <text:p text:style-name="P13"><text:span text:style-name="T7">if the name of the table or view ends in “s”, the 3</text:span><text:span text:style-name="T13">rd</text:span><text:span text:style-name="T7"> column should be automatically generated using the name but removing the “s”. However, in some cases the result may not be corrected and should be modified by hand. Think in “currencies”.</text:span></text:p>
        </text:list-item>
      </text:list>
      <text:p text:style-name="P7"/>
      <text:p text:style-name="P3"><text:span text:style-name="T6">F</text:span><text:span text:style-name="T4">or more explanations, you can read the report </text:span></text:p>
      <text:p text:style-name="P3"><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gnatcoll_all2ada should have more options</text:h>
      <text:p text:style-name="P10">For example:</text:p>
      <text:list xml:id="list355949810" text:style-name="L2">
        <text:list-item>
          <text:p text:style-name="P14"><text:span text:style-name="T7">To control </text:span><text:span text:style-name="T9">producing comments or not.</text:span></text:p>
        </text:list-item>
        <text:list-item>
          <text:p text:style-name="P11">To align columns. In addition, column alignment should be global to all tables.</text:p>
        </text:list-item>
      </text:list>
      <text:p text:style-name="P8"/>
      <text:p text:style-name="P4"><text:span text:style-name="T6">F</text:span><text:span text:style-name="T4">or more explanations, you can read the report </text:span></text:p>
      <text:p text:style-name="P4"><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p text:style-name="P4"><text:span text:style-name="T7"/></text:p>
      <text:h text:style-name="Heading_20_1" text:outline-level="1">gnatcoll-db should include support more “<text:span text:style-name="T20">financial” </text:span>types</text:h>
      <text:p text:style-name="P24"><text:span text:style-name="T7">Money is numeric(16,2) which is normally insufficient for financial applications (Money is intended for such applications, is it no?). Types T_Numeric_24_8 and T_Numeric_8_4 should be supported.</text:span></text:p>
      <text:p text:style-name="P21"><text:span text:style-name="T6"/></text:p>
      <text:p text:style-name="P21"><text:span text:style-name="T6">F</text:span><text:span text:style-name="T4">or more explanations, you can read the report </text:span></text:p>
      <text:p text:style-name="P21"><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Missing function “-” for Money</text:h>
      <text:p text:style-name="P22"><text:span text:style-name="T10">The </text:span><text:span text:style-name="T7">function "-" (T : T_Money) return T_Money renames SQL_Impl."-"; </text:span><text:span text:style-name="T11">was</text:span><text:span text:style-name="T7"> missing.</text:span></text:p>
      <text:p text:style-name="P23"><text:span text:style-name="T6"/></text:p>
      <text:p text:style-name="P23"><text:span text:style-name="T6">F</text:span><text:span text:style-name="T4">or more explanations, you can read the report </text:span></text:p>
      <text:p text:style-name="P23"><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Error in translating Smallint</text:h>
      <text:p text:style-name="P24"><text:span text:style-name="T7">Smallint is </text:span><text:span text:style-name="T12">mapped</text:span><text:span text:style-name="T7"> to integer, it should be </text:span><text:span text:style-name="T12">mapped</text:span><text:span text:style-name="T7"> to Short_Integer instead.</text:span></text:p>
      <text:p text:style-name="P23"><text:span text:style-name="T6"/></text:p>
      <text:p text:style-name="P23"><text:span text:style-name="T6">F</text:span><text:span text:style-name="T4">or more explanations, you can read the report </text:span></text:p>
      <text:p text:style-name="P23"><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Type Real is unknown to gnatcoll-db</text:h>
      <text:p text:style-name="P25"><text:span text:style-name="T7">For example, Postgresql Real type is IEEE 754 Binary32 with a precision of at least 6 decimals, which is equivalent to Ada Float (also IEEE 754 Binary32).</text:span></text:p>
      <text:p text:style-name="P23"><text:span text:style-name="T6"/></text:p>
      <text:p text:style-name="P23"><text:span text:style-name="T6">F</text:span><text:span text:style-name="T4">or more explanations, you can read the report </text:span></text:p>
      <text:p text:style-name="P23"><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Double Precision is not supported</text:h>
      <text:p text:style-name="P25"><text:span text:style-name="T7">It should be mapped to Ada Long_Float (IEEE 754 Binary64).</text:span></text:p>
      <text:p text:style-name="P23"><text:span text:style-name="T6"/></text:p>
      <text:p text:style-name="P23"><text:soft-page-break/><text:span text:style-name="T6">F</text:span><text:span text:style-name="T4">or more explanations, you can read the report </text:span></text:p>
      <text:p text:style-name="P23"><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text:h text:style-name="Heading_20_1" text:outline-level="1">Postgresql Interval type has larger range than Ada Duration</text:h>
      <text:p text:style-name="Standard">Really gnatcoll_all2ada produces a unknown type interval, supposedly ISO8601, whose range is larger than Ada Duration. <text:span text:style-name="T21">Runtime errors may arise.</text:span></text:p>
      <text:p text:style-name="P23"><text:span text:style-name="T6"/></text:p>
      <text:p text:style-name="P23"><text:span text:style-name="T6">F</text:span><text:span text:style-name="T4">or more explanations, you can read the report </text:span></text:p>
      <text:p text:style-name="P23"><text:a xlink:type="simple" xlink:href="https://github.com/fdesp87/gnatcoll-db/examples/mytests/Report.odt" text:style-name="Internet_20_link" text:visited-style-name="Visited_20_Internet_20_Link"><text:span text:style-name="T8">https://github.com/fdesp87/gnatcoll-d</text:span></text:a><text:a xlink:type="simple" xlink:href="https://github.com/fdesp87/gnatcoll-db/examples/mytests/Report.odt" text:style-name="Internet_20_link" text:visited-style-name="Visited_20_Internet_20_Link"><text:span text:style-name="T7">b/examples/mytests/Report.odt</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pt" fo:font-weight="bold" style:font-size-asian="18pt" style:font-weight-asian="bold" style:font-size-complex="18pt"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6.2$Linux_X86_64 LibreOffice_project/30$Build-2</meta:generator>
    <meta:editing-cycles>0</meta:editing-cycles>
    <meta:editing-duration>P0D</meta:editing-duration>
    <meta:document-statistic meta:table-count="0" meta:image-count="0" meta:object-count="0" meta:page-count="3" meta:paragraph-count="63" meta:word-count="622" meta:character-count="4659" meta:non-whitespace-character-count="4067"/>
  </office:meta>
</office:document-meta>
</file>